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tab-stops/>
      </style:paragraph-properties>
    </style:style>
    <style:style style:name="P5"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Standard" style:list-style-name="L19"/>
    <style:style style:name="P25" style:family="paragraph" style:parent-style-name="Standard" style:list-style-name="L20"/>
    <style:style style:name="P26" style:family="paragraph" style:parent-style-name="Standard" style:list-style-name="L21"/>
    <style:style style:name="P27" style:family="paragraph" style:parent-style-name="Standard" style:list-style-name="L22"/>
    <style:style style:name="P28" style:family="paragraph" style:parent-style-name="Standard" style:list-style-name="L23"/>
    <style:style style:name="P29" style:family="paragraph" style:parent-style-name="Standard" style:list-style-name="L24"/>
    <style:style style:name="P30" style:family="paragraph" style:parent-style-name="Standard" style:list-style-name="L25"/>
    <style:style style:name="P31" style:family="paragraph" style:parent-style-name="Standard" style:list-style-name="L26"/>
    <style:style style:name="P32" style:family="paragraph" style:parent-style-name="Standard" style:list-style-name="L27"/>
    <style:style style:name="P33" style:family="paragraph" style:parent-style-name="Standard" style:list-style-name="L28"/>
    <style:style style:name="P34" style:family="paragraph" style:parent-style-name="Standard" style:list-style-name="L29"/>
    <style:style style:name="P35" style:family="paragraph" style:parent-style-name="Standard" style:list-style-name="L30"/>
    <style:style style:name="P36" style:family="paragraph" style:parent-style-name="Standard" style:list-style-name="L31"/>
    <style:style style:name="P37" style:family="paragraph" style:parent-style-name="Standard" style:list-style-name="L32"/>
    <style:style style:name="P38" style:family="paragraph" style:parent-style-name="Standard" style:list-style-name="L33"/>
    <style:style style:name="P39" style:family="paragraph" style:parent-style-name="Standard" style:list-style-name="L34"/>
    <style:style style:name="P40" style:family="paragraph" style:parent-style-name="Standard" style:list-style-name="L35"/>
    <style:style style:name="P41" style:family="paragraph" style:parent-style-name="Standard" style:list-style-name="L36"/>
    <style:style style:name="P42" style:family="paragraph" style:parent-style-name="Standard" style:list-style-name="L37"/>
    <style:style style:name="P43" style:family="paragraph" style:parent-style-name="Standard" style:list-style-name="L38"/>
    <style:style style:name="P44" style:family="paragraph" style:parent-style-name="Standard" style:list-style-name="L39"/>
    <style:style style:name="P45" style:family="paragraph" style:parent-style-name="Standard" style:list-style-name="L40">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Version history <text:s/>(PyOTE description is at end)</text:p>
      <text:p text:style-name="P2"/>
      <text:p text:style-name="Standard"/>
      <text:p text:style-name="Standard">version 3.2.6</text:p>
      <text:list xml:id="list6024893936367761292" text:style-name="L1">
        <text:list-item>
          <text:p text:style-name="P6">This is a 'cosmetic' release --- there should be NO detectable differences from version 3.2.5 in terms of functionality.</text:p>
        </text:list-item>
        <text:list-item>
          <text:p text:style-name="P6">All python files were brought into compliance with PEP 8 coding standards. <text:s/>Only I care about that.</text:p>
        </text:list-item>
        <text:list-item>
          <text:p text:style-name="P6">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6">All this 'cosmetic' work is in preparation for working on PyOTE issues again.<text:line-break/> </text:p>
        </text:list-item>
      </text:list>
      <text:p text:style-name="Standard">version 3.2.5</text:p>
      <text:list xml:id="list8004282231716007138" text:style-name="L2">
        <text:list-item>
          <text:p text:style-name="P7">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5415340328358411533" text:style-name="L3">
        <text:list-item>
          <text:p text:style-name="P8">Modified the test for newer version to accommodate the different strings returned by pip 18.1 and pip 19.0+</text:p>
        </text:list-item>
        <text:list-item>
          <text:p text:style-name="P8">Added ability to invoke PyOTE from PyMovie with an externally supplied csv file that is automatically opened.<text:line-break/></text:p>
        </text:list-item>
      </text:list>
      <text:p text:style-name="Standard">version 3.2.3</text:p>
      <text:list xml:id="list3625840944728222582" text:style-name="L4">
        <text:list-item>
          <text:p text:style-name="P9">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9">Added support for the PyMovie csv format<text:line-break/></text:p>
        </text:list-item>
      </text:list>
      <text:p text:style-name="Standard">version 3.2.1</text:p>
      <text:list xml:id="list3496121585445705074" text:style-name="L5">
        <text:list-item>
          <text:p text:style-name="P10">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soft-page-break/></text:p>
        </text:list-item>
      </text:list>
      <text:p text:style-name="Standard">version 3.2.0</text:p>
      <text:list xml:id="list2457320980115563104" text:style-name="L6">
        <text:list-item>
          <text:p text:style-name="P11">Changed GUI to better align text on min max edit boxes to avoid confusion.<text:line-break/></text:p>
        </text:list-item>
      </text:list>
      <text:p text:style-name="Standard">version 3.1.9</text:p>
      <text:list xml:id="list692190649054397536" text:style-name="L7">
        <text:list-item>
          <text:p text:style-name="P12">Fixed a bug in the test for a min/max solution search being constrained by a too large min value.<text:line-break/></text:p>
        </text:list-item>
      </text:list>
      <text:p text:style-name="Standard">version 3.1.8</text:p>
      <text:list xml:id="list5614724162279130180" text:style-name="L8">
        <text:list-item>
          <text:p text:style-name="P13">version 3.1.7 was released without an updated version history. <text:s/>Here is what was changed in 3.1.7:<text:line-break/></text:p>
        </text:list-item>
        <text:list-item>
          <text:p text:style-name="P13">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2258838943413527445" text:style-name="L9">
        <text:list-item>
          <text:p text:style-name="P14">Values entered in the Manual Timestamp Entry dialog box are now 'sticky', thus making corrections easy to do without requiring re-entry of all data. </text:p>
          <text:p text:style-name="P14"><text:line-break/>Also trapped is the case where a user has entered a custom frame time but failed to click the radio button indicating that it is to be used.<text:line-break/></text:p>
        </text:list-item>
      </text:list>
      <text:p text:style-name="Standard">version 3.1.5:</text:p>
      <text:list xml:id="list5696163405681055835" text:style-name="L10">
        <text:list-item>
          <text:p text:style-name="P15">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2113521449086170858" text:style-name="L11">
        <text:list-item>
          <text:p text:style-name="P16">Fixed error in new dropped reading detection logic when light curve was processed in field mode.<text:line-break/></text:p>
        </text:list-item>
        <text:list-item>
          <text:p text:style-name="P16">Cleaned up some language in tooltips.<text:line-break/><text:soft-page-break/></text:p>
        </text:list-item>
      </text:list>
      <text:p text:style-name="Standard">version 3.1.3:</text:p>
      <text:list xml:id="list8995006552437071737" text:style-name="L12">
        <text:list-item>
          <text:p text:style-name="P17">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7">Eliminated the 'entry num' column in the data matrix at the lower left of the GUI. The 'entry num' is unused and a possible source of confusion with the frame or field number for the unwary.<text:line-break/></text:p>
        </text:list-item>
        <text:list-item>
          <text:p text:style-name="P17">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3996721123260221891" text:style-name="L13">
        <text:list-item>
          <text:p text:style-name="P18">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2115770280482986266" text:style-name="L14">
        <text:list-item>
          <text:p text:style-name="P19">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9">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9">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8048065982225535437" text:style-name="L15">
        <text:list-item>
          <text:p text:style-name="P20">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9166993105114454376" text:style-name="L16">
        <text:list-item>
          <text:p text:style-name="P21"><text:soft-page-break/>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8957665300298156972" text:style-name="L17">
        <text:list-item>
          <text:p text:style-name="P22">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5605139659854151056" text:style-name="L18">
        <text:list-item>
          <text:p text:style-name="P23">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7931895237772696606" text:style-name="L19">
        <text:list-item>
          <text:p text:style-name="P24">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867581579900930336" text:style-name="L20">
        <text:list-item>
          <text:p text:style-name="P25">Disable the Accept integration button when user overrides an automatic block analysis with a manual block selection followed by a click on the Block integrate button.<text:line-break/></text:p>
        </text:list-item>
      </text:list>
      <text:p text:style-name="Standard">version 2.1.4:</text:p>
      <text:list xml:id="list4915263904034429131" text:style-name="L21">
        <text:list-item>
          <text:p text:style-name="P26">Corrected a bug that kept manual selection of block integration from being performed after a refusal to accept the automatic block analysis results.<text:line-break/></text:p>
        </text:list-item>
      </text:list>
      <text:p text:style-name="Standard">version 2.1.3:</text:p>
      <text:list xml:id="list5999437090011922322" text:style-name="L22">
        <text:list-item>
          <text:p text:style-name="P27">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363571597182407051" text:style-name="L23">
        <text:list-item>
          <text:p text:style-name="P28">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text:soft-page-break/>integration completes.</text:p>
        </text:list-item>
      </text:list>
      <text:p text:style-name="Standard"/>
      <text:p text:style-name="Standard">version 2.1.1</text:p>
      <text:list xml:id="list5052095555638745188" text:style-name="L24">
        <text:list-item>
          <text:p text:style-name="P29">Added progress bar tracking of block integration analysis because it can take an extended amount of time to complete the analysis when the light curve has many points.<text:line-break/></text:p>
        </text:list-item>
      </text:list>
      <text:p text:style-name="Standard">version 2.1.0</text:p>
      <text:list xml:id="list5250691222549352661" text:style-name="L25">
        <text:list-item>
          <text:p text:style-name="P30">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7879626563179959576" text:style-name="L26">
        <text:list-item>
          <text:p text:style-name="P31">Made the selection of Tooltip display 'sticky'</text:p>
        </text:list-item>
        <text:list-item>
          <text:p text:style-name="P31">Duration calculation when D and R span midnight now handled correctly</text:p>
        </text:list-item>
      </text:list>
      <text:p text:style-name="Standard"/>
      <text:p text:style-name="Standard">version 2.0.8</text:p>
      <text:list xml:id="list6184072115539873228" text:style-name="L27">
        <text:list-item>
          <text:p text:style-name="P32">toolTips changed to invoke and display in a custom dialog box that can be moved and resized to better accommodate legacy displays</text:p>
        </text:list-item>
        <text:list-item>
          <text:p text:style-name="P32">Calc flash timing calculation fixed to properly deal with the non-integer frame numbers that can result from field processed csv files</text:p>
        </text:list-item>
        <text:list-item>
          <text:p text:style-name="P32">Flash timing has been verified to work with integrated light curves</text:p>
        </text:list-item>
        <text:list-item>
          <text:p text:style-name="P32">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4">This version provides several features to ease the <text:s/>processing of light curves that are timed with LED flashes from iPhones (John Grismore's AstroFlashTimer) or Android phones (Eric Couto's Occult Flash) rather than VTI timestamped files</text:p>
      <text:p text:style-name="P4"/>
      <text:list xml:id="list482361184402121996" text:style-name="L28">
        <text:list-item>
          <text:p text:style-name="P33">Adds a button to calculate the edge position of an LED timing flash.</text:p>
        </text:list-item>
        <text:list-item>
          <text:p text:style-name="P33">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33">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33">Adds a checkbox to force manual entry of timestamp info. <text:s/>This is useful when OCR on a VTI timed light curve has catastrophic errors. <text:s/>It is always employed when using LED flash timing.</text:p>
        </text:list-item>
      </text:list>
      <text:list xml:id="list6286977493184291834" text:style-name="L29">
        <text:list-item>
          <text:p text:style-name="P34">During the error bar calculation, it is possible for the Cholesky decomposition needed for treating correlated noise to fail. <text:s/>Previous versions treated this as a fatal error and would not produce a final report. <text:s/>This version instead treats the <text:soft-page-break/>noise as uncorrelated and continues processing to produce a final report.</text:p>
        </text:list-item>
      </text:list>
      <text:p text:style-name="Standard"/>
      <text:p text:style-name="Standard">version 2.0.6</text:p>
      <text:list xml:id="list1937945811140714839" text:style-name="L30">
        <text:list-item>
          <text:p text:style-name="P35">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1632008001244080502" text:style-name="L31">
        <text:list-item>
          <text:p text:style-name="P36">files generated by pyote now contain PYOTE in the filename.<text:line-break/></text:p>
        </text:list-item>
        <text:list-item>
          <text:p text:style-name="P36">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1537053854324810199" text:style-name="L32">
        <text:list-item>
          <text:p text:style-name="P37">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1734941016916266499" text:style-name="L33">
        <text:list-item>
          <text:p text:style-name="P38">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8247093085596749445" text:style-name="L34">
        <text:list-item>
          <text:p text:style-name="P39">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3382414056970768302" text:style-name="L35">
        <text:list-item>
          <text:p text:style-name="P40">improved handling of D and R region selection so that one cannot enter an invalid configuration --- automatic corrections/changes are applied.<text:line-break/></text:p>
        </text:list-item>
        <text:list-item>
          <text:p text:style-name="P40">incorporates a new 'solver' that no longer requires an initial estimation of baseline noise. <text:s/>This 'solver' is also much faster. <text:s/>With this 'solver', the two-pass modification added in version 1.46 is no longer needed.<text:line-break/></text:p>
        </text:list-item>
        <text:list-item>
          <text:p text:style-name="P40">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text:soft-page-break/>version 1.47</text:p>
      <text:list xml:id="list4200427825991909350" text:style-name="L36">
        <text:list-item>
          <text:p text:style-name="P41">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1064094843383604012" text:style-name="L37">
        <text:list-item>
          <text:p text:style-name="P42">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42">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7345161608714633060" text:style-name="L38">
        <text:list-item>
          <text:p text:style-name="P43">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8430320275603311901" text:style-name="L39">
        <text:list-item>
          <text:p text:style-name="P44"><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44">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44">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44">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4">Open an Anaconda Prompt window if you are running Windows. <text:s/></text:p>
      <text:p text:style-name="P4"/>
      <text:p text:style-name="P4">For a Mac installation, open a command window and type <text:span text:style-name="Default_20_Paragraph_20_Font"><text:span text:style-name="T1">source activate</text:span></text:span>.</text:p>
      <text:p text:style-name="P4"/>
      <text:p text:style-name="P4">Then, type the following line in that command window:</text:p>
      <text:p text:style-name="P4"/>
      <text:list xml:id="list9212445444304952452" text:style-name="L40">
        <text:list-item>
          <text:p text:style-name="P45">pip install pyote==1.42</text:p>
        </text:list-item>
      </text:list>
      <text:p text:style-name="P4"/>
      <text:p text:style-name="P4">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1-29T16:25:14</dc:date>
    <meta:editing-cycles>63</meta:editing-cycles>
    <meta:editing-duration>PT18H39M47S</meta:editing-duration>
    <meta:document-statistic meta:table-count="0" meta:image-count="2" meta:object-count="0" meta:page-count="9" meta:paragraph-count="123" meta:word-count="3422" meta:character-count="20125"/>
    <meta:template xlink:type="simple" xlink:actuate="onRequest" xlink:title="" xlink:href="Normal"/>
  </office:meta>
</office:document-meta>
</file>